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2e8" officeooo:paragraph-rsid="00173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/github</text:p>
      <text:p text:style-name="P1">jenkins</text:p>
      <text:p text:style-name="P1">ansible</text:p>
      <text:p text:style-name="P1">docker</text:p>
      <text:p text:style-name="P1">kubernetes</text:p>
      <text:p text:style-name="P1">pyth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50:53.183945768</meta:creation-date>
    <dc:date>2022-09-27T23:31:23.729421507</dc:date>
    <meta:editing-duration>PT1H30M20S</meta:editing-duration>
    <meta:editing-cycles>1</meta:editing-cycles>
    <meta:document-statistic meta:table-count="0" meta:image-count="0" meta:object-count="0" meta:page-count="1" meta:paragraph-count="6" meta:word-count="6" meta:character-count="46" meta:non-whitespace-character-count="46"/>
    <meta:generator>LibreOffice/7.3.6.2$Linux_X86_64 LibreOffice_project/30$Build-2</meta:generator>
  </office:meta>
</office:document-meta>
</file>